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ter" svg:font-family="Inter, 'Helvetica Neue', 'Source Sans Pro', 'Source Han Sans SC', 'Source Han Sans CN', 'Hiragino Sans GB', 'Hiragino Kaku Gothic', 'Microsoft Yahei UI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4393" officeooo:paragraph-rsid="001c4393"/>
    </style:style>
    <style:style style:name="P2" style:family="paragraph" style:parent-style-name="Standard">
      <style:text-properties officeooo:rsid="001c4393" officeooo:paragraph-rsid="001c4393"/>
    </style:style>
    <style:style style:name="T1" style:family="text">
      <style:text-properties officeooo:rsid="001fe2d4"/>
    </style:style>
    <style:style style:name="T2" style:family="text">
      <style:text-properties fo:font-variant="normal" fo:text-transform="none" fo:color="#1b1b1b" style:font-name="Inter" fo:font-size="10.5pt" fo:letter-spacing="normal" fo:font-style="normal" fo:font-weight="normal"/>
    </style:style>
    <style:style style:name="T3" style:family="text">
      <style:text-properties fo:font-variant="normal" fo:text-transform="none" fo:color="#1b1b1b" style:font-name="Inter" fo:font-size="10.5pt" fo:letter-spacing="normal" fo:font-style="normal" fo:font-weight="normal" officeooo:rsid="0022b0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passungen der neuen Version zur Alten</text:p>
      <text:p text:style-name="P1"/>
      <text:p text:style-name="P1">- neue Softwareversion</text:p>
      <text:p text:style-name="P1">- Name geändert zu Sensorbox1</text:p>
      <text:p text:style-name="P1">- Ausgelesene Werte werden jetzt mit deutscher Bezeichnung angegeben und so dann auch im Dashboard und in Grafana/Datensammler angezeigt.</text:p>
      <text:p text:style-name="P1">- <text:span text:style-name="T1">Auflösung der Sensoren von 9Bit auf 11Bit geändert.</text:span></text:p>
      <text:p text:style-name="P1"><text:span text:style-name="T2">9 Bit: 0,5 ° C</text:span><text:line-break/><text:span text:style-name="T2">10 Bit: 0,25 ° C</text:span><text:line-break/><text:span text:style-name="T2">11 Bit: 0,125 ° C</text:span><text:line-break/><text:span text:style-name="T2">12 Bit: 0,0625 ° C</text:span></text:p>
      <text:p text:style-name="P1"><text:span text:style-name="T2">- </text:span><text:span text:style-name="T3">Bei WLAN aufpassen. Dort steht include hidden SSID =&gt; Dann findet er aber ein nicht verstecktes Hidden nicht mehr….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ter" svg:font-family="Inter, 'Helvetica Neue', 'Source Sans Pro', 'Source Han Sans SC', 'Source Han Sans CN', 'Hiragino Sans GB', 'Hiragino Kaku Gothic', 'Microsoft Yahei UI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2T16:31:33.819693267</meta:creation-date>
    <meta:generator>LibreOffice/6.4.7.2$Linux_X86_64 LibreOffice_project/40$Build-2</meta:generator>
    <dc:date>2021-05-17T21:17:11.144195648</dc:date>
    <meta:editing-duration>PT1H14M29S</meta:editing-duration>
    <meta:editing-cycles>4</meta:editing-cycles>
    <meta:document-statistic meta:table-count="0" meta:image-count="0" meta:object-count="0" meta:page-count="1" meta:paragraph-count="7" meta:word-count="82" meta:character-count="466" meta:non-whitespace-character-count="391"/>
  </office:meta>
</office:document-meta>
</file>